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8e825" officeooo:paragraph-rsid="0018e825"/>
    </style:style>
    <style:style style:name="P2" style:family="paragraph" style:parent-style-name="Standard">
      <style:text-properties officeooo:rsid="0018e825" officeooo:paragraph-rsid="0018e825"/>
    </style:style>
    <style:style style:name="P3" style:family="paragraph" style:parent-style-name="Standard" style:list-style-name="L2">
      <style:text-properties officeooo:rsid="0018e825" officeooo:paragraph-rsid="0018e825"/>
    </style:style>
    <style:style style:name="P4" style:family="paragraph" style:parent-style-name="Standard">
      <style:paragraph-properties fo:text-align="start" style:justify-single-word="false"/>
      <style:text-properties officeooo:rsid="001a3a66" officeooo:paragraph-rsid="001a3a66"/>
    </style:style>
    <style:style style:name="P5" style:family="paragraph" style:parent-style-name="Standard">
      <style:paragraph-properties fo:text-align="start" style:justify-single-word="false"/>
      <style:text-properties officeooo:rsid="001a3a66" officeooo:paragraph-rsid="001bde08"/>
    </style:style>
    <style:style style:name="P6" style:family="paragraph" style:parent-style-name="Standard">
      <style:paragraph-properties fo:text-align="start" style:justify-single-word="false"/>
      <style:text-properties fo:font-weight="bold" officeooo:rsid="001a3a66" officeooo:paragraph-rsid="001a3a6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3a66" officeooo:paragraph-rsid="001bfa9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fa91" officeooo:paragraph-rsid="001bfa91" style:font-weight-asian="bold" style:font-weight-complex="bold"/>
    </style:style>
    <style:style style:name="T1" style:family="text">
      <style:text-properties officeooo:rsid="001bde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)</text:span>We create an object in java to use “new” opearator.</text:p>
      <text:p text:style-name="P2"/>
      <text:p text:style-name="P2"><text:span text:style-name="T2">2)</text:span>we say that “new” operator,JVM would allocate memory on the heap area.</text:p>
      <text:p text:style-name="P2"/>
      <text:p text:style-name="P2"><text:span text:style-name="T2">3)</text:span>There are five types of variables in java.</text:p>
      <text:list xml:id="list3279040130" text:style-name="L2">
        <text:list-item>
          <text:p text:style-name="P3">Primitive variable.</text:p>
        </text:list-item>
        <text:list-item>
          <text:p text:style-name="P3">Refrence variable.</text:p>
        </text:list-item>
        <text:list-item>
          <text:p text:style-name="P3">Local variable.</text:p>
        </text:list-item>
        <text:list-item>
          <text:p text:style-name="P3">Instance variable.</text:p>
        </text:list-item>
        <text:list-item>
          <text:p text:style-name="P3">Static variable.</text:p>
          <text:p text:style-name="P3"/>
        </text:list-item>
      </text:list>
      <text:p text:style-name="P7">4)</text:p>
      <text:p text:style-name="P7"><text:span text:style-name="T1">Instance <text:s/>variable</text:span></text:p>
      <text:p text:style-name="P5"><text:s text:c="3"/>* if The value of a variables are varied object to object are called instance variable</text:p>
      <text:p text:style-name="P4"><text:s text:c="3"/>* store in the heap.</text:p>
      <text:p text:style-name="P4"><text:s text:c="3"/>* <text:span text:style-name="T1">Every object a copy of instance variable <text:s/>will be created.</text:span></text:p>
      <text:p text:style-name="P4"><text:s text:c="3"/>* <text:span text:style-name="T1">Creation and destruction depends on the object</text:span></text:p>
      <text:p text:style-name="P6"><text:span text:style-name="T1">Local Variable</text:span></text:p>
      <text:p text:style-name="P5"><text:s text:c="3"/>* <text:span text:style-name="T1">The variables are requirements are temporary that the variables are decleared inside the method</text:span></text:p>
      <text:p text:style-name="P5"><text:span text:style-name="T1"><text:s text:c="5"/>are called local variable</text:span></text:p>
      <text:p text:style-name="P5"><text:s text:c="3"/>*<text:span text:style-name="T1">the store will be inside the stack.</text:span></text:p>
      <text:p text:style-name="P5"><text:span text:style-name="T1"><text:s text:c="3"/>*They are decleares and destroy once. </text:span><text:s text:c="2"/></text:p>
      <text:p text:style-name="P5"><text:s/></text:p>
      <text:p text:style-name="P4"><text:span text:style-name="T2">5)</text:span>The local variables will be stored in the stack and instance variables are stored in the heap.</text:p>
      <text:p text:style-name="P4"><text:s/></text:p>
      <text:p text:style-name="P8">6) <text:span text:style-name="T3">Two methods are said to be overladed if and only if both <text:s/>have the same name but different argument typ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e825" officeooo:paragraph-rsid="0018e8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ngment day 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23:44:57.381660606</meta:creation-date>
    <dc:date>2023-02-01T00:24:31.195729730</dc:date>
    <meta:editing-duration>PT4M42S</meta:editing-duration>
    <meta:editing-cycles>1</meta:editing-cycles>
    <meta:document-statistic meta:table-count="0" meta:image-count="0" meta:object-count="0" meta:page-count="1" meta:paragraph-count="24" meta:word-count="163" meta:character-count="965" meta:non-whitespace-character-count="795"/>
    <meta:generator>LibreOffice/7.3.7.2$Linux_X86_64 LibreOffice_project/30$Build-2</meta:generator>
  </office:meta>
</office:document-meta>
</file>